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6.5in" fo:margin-left="0.0007in" fo:margin-top="0in" fo:margin-bottom="0in" table:align="left" style:writing-mode="page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f4e79" fo:padding-left="0.2083in" fo:padding-right="0.2083in" fo:padding-top="0.1389in" fo:padding-bottom="0.1389in" fo:border="0.1pt solid #cccccc">
        <style:background-image/>
      </style:table-cell-properties>
    </style:style>
    <style:style style:name="Table2" style:family="table">
      <style:table-properties style:width="6.5in" fo:margin-left="0.0007in" fo:margin-top="0in" fo:margin-bottom="0in" table:align="left" style:writing-mode="page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bf5fb" fo:padding-left="0.1389in" fo:padding-right="0.1389in" fo:padding-top="0.0833in" fo:padding-bottom="0.0833in" fo:border="0.1pt solid #cccccc">
        <style:background-image/>
      </style:table-cell-properties>
    </style:style>
    <style:style style:name="Table3" style:family="table">
      <style:table-properties style:width="6.5in" fo:margin-left="0.0007in" fo:margin-top="0in" fo:margin-bottom="0in" table:align="left" style:writing-mode="page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6e4f0" fo:padding-left="0.1389in" fo:padding-right="0.1389in" fo:padding-top="0.0694in" fo:padding-bottom="0.0694in" fo:border="0.1pt solid #cccccc">
        <style:background-image/>
      </style:table-cell-properties>
    </style:style>
    <style:style style:name="Table4" style:family="table">
      <style:table-properties style:width="6.5in" fo:margin-left="0.0007in" fo:margin-top="0in" fo:margin-bottom="0in" table:align="left" style:writing-mode="page"/>
    </style:style>
    <style:style style:name="Table4.A" style:family="table-column">
      <style:table-column-properties style:column-width="6.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6e4f0" fo:padding-left="0.1389in" fo:padding-right="0.1389in" fo:padding-top="0.0694in" fo:padding-bottom="0.0694in" fo:border="0.1pt solid #cccccc">
        <style:background-image/>
      </style:table-cell-properties>
    </style:style>
    <style:style style:name="Table5" style:family="table">
      <style:table-properties style:width="6.5in" fo:margin-left="0.0007in" fo:margin-top="0in" fo:margin-bottom="0in" table:align="left" style:writing-mode="page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6e4f0" fo:padding-left="0.1389in" fo:padding-right="0.1389in" fo:padding-top="0.0694in" fo:padding-bottom="0.0694in" fo:border="0.1pt solid #cccccc">
        <style:background-image/>
      </style:table-cell-properties>
    </style:style>
    <style:style style:name="Table6" style:family="table">
      <style:table-properties style:width="6.5in" fo:margin-left="0.0007in" fo:margin-top="0in" fo:margin-bottom="0in" table:align="left" style:writing-mode="page"/>
    </style:style>
    <style:style style:name="Table6.A" style:family="table-column">
      <style:table-column-properties style:column-width="6.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6e4f0" fo:padding-left="0.1389in" fo:padding-right="0.1389in" fo:padding-top="0.0694in" fo:padding-bottom="0.0694in" fo:border="0.1pt solid #cccccc">
        <style:background-image/>
      </style:table-cell-properties>
    </style:style>
    <style:style style:name="Table7" style:family="table">
      <style:table-properties style:width="6.5in" fo:margin-left="0.0007in" fo:margin-top="0in" fo:margin-bottom="0in" table:align="left" style:writing-mode="page"/>
    </style:style>
    <style:style style:name="Table7.A" style:family="table-column">
      <style:table-column-properties style:column-width="6.5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6e4f0" fo:padding-left="0.1389in" fo:padding-right="0.1389in" fo:padding-top="0.0833in" fo:padding-bottom="0.0833in" fo:border="0.1pt solid #cccccc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028in" fo:margin-bottom="0.028in" style:contextual-spacing="false"/>
    </style:style>
    <style:style style:name="P3" style:family="paragraph" style:parent-style-name="Standard">
      <style:paragraph-properties fo:text-align="left" style:justify-single-word="false"/>
    </style:style>
    <style:style style:name="P4" style:family="paragraph" style:parent-style-name="Standard">
      <style:paragraph-properties fo:margin-top="0.111in" fo:margin-bottom="0.0417in" style:contextual-spacing="false"/>
    </style:style>
    <style:style style:name="P5" style:family="paragraph" style:parent-style-name="Standard">
      <style:paragraph-properties fo:margin-left="0.278in" fo:margin-top="0.028in" fo:margin-bottom="0.028in" style:contextual-spacing="false"/>
    </style:style>
    <style:style style:name="P6" style:family="paragraph" style:parent-style-name="Standard">
      <style:paragraph-properties fo:margin-top="0.111in" fo:margin-bottom="0.111in" style:contextual-spacing="false" fo:padding-left="0in" fo:padding-right="0in" fo:padding-top="0in" fo:padding-bottom="0.0138in" fo:border-left="none" fo:border-right="none" fo:border-top="none" fo:border-bottom="0.51pt solid #d6e4f0"/>
    </style:style>
    <style:style style:name="P7" style:family="paragraph" style:parent-style-name="Standard">
      <style:paragraph-properties fo:margin-left="0.278in" fo:margin-top="0.0417in" fo:margin-bottom="0.0417in" style:contextual-spacing="false"/>
    </style:style>
    <style:style style:name="T1" style:family="text">
      <style:text-properties fo:color="#ffffff" loext:opacity="100%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2" style:family="text">
      <style:text-properties fo:color="#bdc3c7" loext:opacity="100%" style:font-name="Arial" fo:font-size="11pt" style:font-name-asian="Arial1" style:font-size-asian="11pt" style:font-name-complex="Arial1" style:font-size-complex="11pt"/>
    </style:style>
    <style:style style:name="T3" style:family="text">
      <style:text-properties fo:color="#444444" loext:opacity="100%" style:font-name="Arial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T4" style:family="text">
      <style:text-properties fo:color="#1f4e79" loext:opacity="100%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5" style:family="text">
      <style:text-properties fo:color="#1f4e79" loext:opacity="100%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6" style:family="text">
      <style:text-properties style:font-name="Arial" fo:font-size="11pt" style:font-name-asian="Arial1" style:font-size-asian="11pt" style:font-name-complex="Arial1" style:font-size-complex="11pt"/>
    </style:style>
    <style:style style:name="T7" style:family="text">
      <style:text-properties style:font-name="Arial" fo:font-size="10.5pt" style:font-name-asian="Arial1" style:font-size-asian="10.5pt" style:font-name-complex="Arial1" style:font-size-complex="10.5pt"/>
    </style:style>
    <style:style style:name="T8" style:family="text">
      <style:text-properties style:font-name="Arial" fo:font-size="11pt" officeooo:rsid="000740c6" style:font-name-asian="Arial1" style:font-size-asian="11pt" style:font-name-complex="Arial1" style:font-size-complex="11pt"/>
    </style:style>
    <style:style style:name="T9" style:family="text">
      <style:text-properties fo:color="#888888" loext:opacity="100%" style:font-name="Arial" fo:font-size="10.5pt" style:font-name-asian="Arial1" style:font-size-asian="10.5pt" style:font-name-complex="Arial1" style:font-size-complex="10.5pt"/>
    </style:style>
    <style:style style:name="T10" style:family="text">
      <style:text-properties fo:color="#1f4e79" loext:opacity="100%" style:font-name="Arial" fo:font-size="10pt" fo:font-style="italic" style:font-name-asian="Arial1" style:font-size-asian="10pt" style:font-style-asian="italic" style:font-name-complex="Arial1" style:font-size-complex="10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1">ENCUESTA DE USO Y NECESIDADES</text:span></text:p>
            <text:p text:style-name="P1"><text:span text:style-name="T2">Servicios de Red Local (LAN) — Casa Universitaria Comunitaria</text:span></text:p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3">Este cuestionario es anónimo y voluntario. Su objetivo es conocer cómo se están utilizando los servicios disponibles en nuestra red local y qué mejoras podríamos hacer. No hay respuestas correctas ni incorrectas. ¡Gracias por tu tiempo!</text:span>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<text:span text:style-name="T4">Sección 1 · Datos generales</text:span></text:p>
          </table:table-cell>
        </table:table-row>
      </table:table>
      <text:p text:style-name="P2"/>
      <text:p text:style-name="P4"><text:span text:style-name="T5">1. </text:span><text:span text:style-name="T6">¿A qué grupo perteneces?</text:span></text:p>
      <text:p text:style-name="P5"><text:span text:style-name="T7"><text:s text:c="2"/>☐ <text:s/>a) Estudiante de secundaria</text:span></text:p>
      <text:p text:style-name="P5"><text:span text:style-name="T7"><text:s text:c="2"/>☐ <text:s/>b) Mamá / tutora</text:span></text:p>
      <text:p text:style-name="P5"><text:span text:style-name="T7"><text:s text:c="2"/>☐ <text:s/>c) Responsable / encargado del lugar</text:span></text:p>
      <text:p text:style-name="P5"><text:span text:style-name="T7"><text:s text:c="2"/>☐ <text:s/>d) Otro: ____________________________</text:span></text:p>
      <text:p text:style-name="P2"/>
      <text:p text:style-name="P4"><text:span text:style-name="T5">2. </text:span><text:span text:style-name="T6">¿Cuántos años tienes?</text:span></text:p>
      <text:p text:style-name="P5"><text:span text:style-name="T7"><text:s text:c="2"/>☐ <text:s/>a) 10 – 12 años</text:span></text:p>
      <text:p text:style-name="P5"><text:span text:style-name="T7"><text:s text:c="2"/>☐ <text:s/>b) 13 – 15 años</text:span></text:p>
      <text:p text:style-name="P5"><text:span text:style-name="T7"><text:s text:c="2"/>☐ <text:s/>c) 16 – 18 años</text:span></text:p>
      <text:p text:style-name="P5"><text:span text:style-name="T7"><text:s text:c="2"/>☐ <text:s/>d) 18 años en adelante</text:span></text:p>
      <text:p text:style-name="P2"/>
      <text:p text:style-name="P4"><text:span text:style-name="T5">3. </text:span><text:span text:style-name="T6">¿Con qué frecuencia visitas la casa universitaria?</text:span></text:p>
      <text:p text:style-name="P5"><text:span text:style-name="T7"><text:s text:c="2"/>☐ <text:s/>a) Todos los días</text:span></text:p>
      <text:p text:style-name="P5"><text:span text:style-name="T7"><text:s text:c="2"/>☐ <text:s/>b) 3 a 4 veces por semana</text:span></text:p>
      <text:p text:style-name="P5"><text:span text:style-name="T7"><text:s text:c="2"/>☐ <text:s/>c) 1 a 2 veces por semana</text:span></text:p>
      <text:p text:style-name="P5"><text:span text:style-name="T7"><text:s text:c="2"/>☐ <text:s/>d) Rara vez</text:span></text:p>
      <text:p text:style-name="P2"/>
      <text:p text:style-name="P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><text:span text:style-name="T4">Sección 2 · Uso de los servicios de la red local</text:span></text:p>
          </table:table-cell>
        </table:table-row>
      </table:table>
      <text:p text:style-name="P2"/>
      <text:p text:style-name="P4"><text:span text:style-name="T5">4. </text:span><text:span text:style-name="T6">¿Sabías que existe una red local con servicios disponibles en este lugar?</text:span></text:p>
      <text:p text:style-name="P5"><text:span text:style-name="T7"><text:s text:c="2"/>☐ <text:s/>a) Sí, lo sabía y la he usado</text:span></text:p>
      <text:p text:style-name="P5"><text:span text:style-name="T7"><text:s text:c="2"/>☐ <text:s/>b) Sí, lo sabía pero no la he usado</text:span></text:p>
      <text:p text:style-name="P5"><text:span text:style-name="T7"><text:s text:c="2"/>☐ <text:s/>c) No lo sabía</text:span></text:p>
      <text:p text:style-name="P2"/>
      <text:p text:style-name="P4"><text:span text:style-name="T5">5. </text:span><text:span text:style-name="T6">¿Qué </text:span><text:span text:style-name="T8">cosas</text:span><text:span text:style-name="T6"> has usado? (Puedes marcar más de una)</text:span></text:p>
      <text:p text:style-name="P5"><text:span text:style-name="T7"><text:s text:c="2"/>☐ <text:s/>a) Biblioteca digital / documentos y libros</text:span></text:p>
      <text:p text:style-name="P5"><text:span text:style-name="T7"><text:s text:c="2"/>☐ <text:s/>b) Videos educativos</text:span></text:p>
      <text:p text:style-name="P5"><text:soft-page-break/><text:span text:style-name="T7"><text:s text:c="2"/>☐ <text:s/>c) Tareas y materiales escolares</text:span></text:p>
      <text:p text:style-name="P5"><text:span text:style-name="T7"><text:s text:c="2"/>☐ <text:s/>d) Juegos educativos</text:span></text:p>
      <text:p text:style-name="P5"><text:span text:style-name="T7"><text:s text:c="2"/>☐ <text:s/>e) Ninguno todavía</text:span></text:p>
      <text:p text:style-name="P5"><text:span text:style-name="T7"><text:s text:c="2"/>☐ <text:s/>f) Otro: ____________________________</text:span></text:p>
      <text:p text:style-name="P2"/>
      <text:p text:style-name="P4"><text:span text:style-name="T5">6. </text:span><text:span text:style-name="T6">¿Qué tan fácil es para ti usar los </text:span><text:span text:style-name="T8">servicios que te proveemos</text:span><text:span text:style-name="T6">?</text:span></text:p>
      <text:p text:style-name="P5"><text:span text:style-name="T7"><text:s text:c="2"/>☐ <text:s/>a) Muy fácil</text:span></text:p>
      <text:p text:style-name="P5"><text:span text:style-name="T7"><text:s text:c="2"/>☐ <text:s/>b) Más o menos fácil</text:span></text:p>
      <text:p text:style-name="P5"><text:span text:style-name="T7"><text:s text:c="2"/>☐ <text:s/>c) Un poco difícil</text:span></text:p>
      <text:p text:style-name="P5"><text:span text:style-name="T7"><text:s text:c="2"/>☐ <text:s/>d) No sé cómo usarlos</text:span></text:p>
      <text:p text:style-name="P2"/>
      <text:p text:style-name="P4"><text:span text:style-name="T5">7. </text:span><text:span text:style-name="T6">¿Desde qué dispositivo los usas generalmente?</text:span></text:p>
      <text:p text:style-name="P5"><text:span text:style-name="T7"><text:s text:c="2"/>☐ <text:s/>a) Celular</text:span></text:p>
      <text:p text:style-name="P5"><text:span text:style-name="T7"><text:s text:c="2"/>☐ <text:s/>b) Tableta</text:span></text:p>
      <text:p text:style-name="P5"><text:span text:style-name="T7"><text:s text:c="2"/>☐ <text:s/>c) Computadora del lugar</text:span></text:p>
      <text:p text:style-name="P5"><text:span text:style-name="T7"><text:s text:c="2"/>☐ <text:s/>d) No he podido acceder</text:span></text:p>
      <text:p text:style-name="P2"/>
      <text:p text:style-name="P6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"><text:span text:style-name="T4">Sección 3 · ¿Qué hace falta?</text:span></text:p>
          </table:table-cell>
        </table:table-row>
      </table:table>
      <text:p text:style-name="P2"/>
      <text:p text:style-name="P4"><text:span text:style-name="T5">8. </text:span><text:span text:style-name="T6">¿Para qué usarías más la red si tuviera más contenido? (Puedes marcar más de una)</text:span></text:p>
      <text:p text:style-name="P5"><text:span text:style-name="T7"><text:s text:c="2"/>☐ <text:s/>a) Hacer tareas y buscar información escolar</text:span></text:p>
      <text:p text:style-name="P5"><text:span text:style-name="T7"><text:s text:c="2"/>☐ <text:s/>b) Ver videos para aprender cosas nuevas</text:span></text:p>
      <text:p text:style-name="P5"><text:span text:style-name="T7"><text:s text:c="2"/>☐ <text:s/>c) Leer cuentos, libros o revistas</text:span></text:p>
      <text:p text:style-name="P5"><text:span text:style-name="T7"><text:s text:c="2"/>☐ <text:s/>d) Aprender a usar la computadora</text:span></text:p>
      <text:p text:style-name="P5"><text:span text:style-name="T7"><text:s text:c="2"/>☐ <text:s/>e) Comunicarme con familia o amigos</text:span></text:p>
      <text:p text:style-name="P5"><text:span text:style-name="T7"><text:s text:c="2"/>☐ <text:s/>f) Otro: ____________________________</text:span></text:p>
      <text:p text:style-name="P2"/>
      <text:p text:style-name="P4"><text:span text:style-name="T5">9. </text:span><text:span text:style-name="T6">¿Qué materias o temas te gustaría encontrar en la biblioteca digital?</text:span></text:p>
      <text:p text:style-name="P7"><text:span text:style-name="T9">_______________________________________________________</text:span></text:p>
      <text:p text:style-name="P7"><text:span text:style-name="T9">_______________________________________________________</text:span></text:p>
      <text:p text:style-name="P2"/>
      <text:p text:style-name="P4"><text:span text:style-name="T5">10. </text:span><text:span text:style-name="T6">¿Qué cosas crees que hacen falta o podrían mejorar en el lugar?</text:span></text:p>
      <text:p text:style-name="P5"><text:span text:style-name="T7"><text:s text:c="2"/>☐ <text:s/>a) Más computadoras o tabletas</text:span></text:p>
      <text:p text:style-name="P5"><text:span text:style-name="T7"><text:s text:c="2"/>☐ <text:s/>b) Sillas y mesas más cómodas</text:span></text:p>
      <text:p text:style-name="P5"><text:span text:style-name="T7"><text:s text:c="2"/>☐ <text:s/>c) Alguien que explique cómo usar los servicios</text:span></text:p>
      <text:p text:style-name="P5"><text:span text:style-name="T7"><text:s text:c="2"/>☐ <text:s/>d) Más horarios disponibles</text:span></text:p>
      <text:p text:style-name="P5"><text:span text:style-name="T7"><text:s text:c="2"/>☐ <text:s/>e) Más luz o ventilación en el espacio</text:span></text:p>
      <text:p text:style-name="P5"><text:span text:style-name="T7"><text:s text:c="2"/>☐ <text:s/>f) Otro: ____________________________</text:span></text:p>
      <text:p text:style-name="P2"/>
      <text:p text:style-name="P4"><text:soft-page-break/><text:span text:style-name="T5">11. </text:span><text:span text:style-name="T6">¿Has tenido algún problema al intentar usar la red o los servicios?</text:span></text:p>
      <text:p text:style-name="P5"><text:span text:style-name="T7"><text:s text:c="2"/>☐ <text:s/>a) No, todo ha funcionado bien</text:span></text:p>
      <text:p text:style-name="P5"><text:span text:style-name="T7"><text:s text:c="2"/>☐ <text:s/>b) No sé cómo conectarme</text:span></text:p>
      <text:p text:style-name="P5"><text:span text:style-name="T7"><text:s text:c="2"/>☐ <text:s/>c) El servicio era lento o no cargaba</text:span></text:p>
      <text:p text:style-name="P5"><text:span text:style-name="T7"><text:s text:c="2"/>☐ <text:s/>d) No encontré lo que buscaba</text:span></text:p>
      <text:p text:style-name="P5"><text:span text:style-name="T7"><text:s text:c="2"/>☐ <text:s/>e) No he intentado usarla</text:span></text:p>
      <text:p text:style-name="P2"/>
      <text:p text:style-name="P6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"><text:span text:style-name="T4">Sección 4 · Tu opinión</text:span></text:p>
          </table:table-cell>
        </table:table-row>
      </table:table>
      <text:p text:style-name="P2"/>
      <text:p text:style-name="P4"><text:span text:style-name="T5">12. </text:span><text:span text:style-name="T6">¿Qué es lo que más te gusta del lugar o de los servicios disponibles?</text:span></text:p>
      <text:p text:style-name="P7"><text:span text:style-name="T9">_______________________________________________________</text:span></text:p>
      <text:p text:style-name="P7"><text:span text:style-name="T9">_______________________________________________________</text:span></text:p>
      <text:p text:style-name="P2"/>
      <text:p text:style-name="P4"><text:span text:style-name="T5">13. </text:span><text:span text:style-name="T6">¿Tienes alguna sugerencia o comentario para mejorar los servicios?</text:span></text:p>
      <text:p text:style-name="P7"><text:span text:style-name="T9">_______________________________________________________</text:span></text:p>
      <text:p text:style-name="P7"><text:span text:style-name="T9">_______________________________________________________</text:span></text:p>
      <text:p text:style-name="P7"><text:span text:style-name="T9">_______________________________________________________</text:span></text:p>
      <text:p text:style-name="P2"/>
      <text:p text:style-name="P4"><text:span text:style-name="T5">14. </text:span><text:span text:style-name="T6">¿Recomendarías este espacio a alguien más de tu comunidad?</text:span></text:p>
      <text:p text:style-name="P5"><text:span text:style-name="T7"><text:s text:c="2"/>☐ <text:s/>a) Sí, definitivamente</text:span></text:p>
      <text:p text:style-name="P5"><text:span text:style-name="T7"><text:s text:c="2"/>☐ <text:s/>b) Tal vez</text:span></text:p>
      <text:p text:style-name="P5"><text:span text:style-name="T7"><text:s text:c="2"/>☐ <text:s/>c) No por ahora</text:span></text:p>
      <text:p text:style-name="P2"/>
      <text:p text:style-name="P6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"><text:span text:style-name="T10">¡Muchas gracias por responder esta encuesta! Tu opinión ayuda a mejorar los servicios de tu comunidad.</text:span></text:p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chapter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chapter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chapter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chapter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chapter">
      <style:text-properties fo:color="#2e74b5" loext:opacity="100%"/>
    </style:style>
    <style:style style:name="Heading_20_6" style:display-name="Heading 6" style:family="paragraph" style:parent-style-name="Heading" style:class="chapter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-named</meta:initial-creator>
    <meta:editing-cycles>2</meta:editing-cycles>
    <meta:creation-date>2026-03-09T16:42:10.701000000</meta:creation-date>
    <dc:date>2026-03-09T11:38:45.658192892</dc:date>
    <meta:editing-duration>PT1M5S</meta:editing-duration>
    <meta:document-statistic meta:table-count="7" meta:image-count="0" meta:object-count="0" meta:page-count="3" meta:paragraph-count="78" meta:word-count="536" meta:character-count="3296" meta:non-whitespace-character-count="2687"/>
    <meta:generator>LibreOffice/26.2.1.2$Linux_X86_64 LibreOffice_project/620$Build-2</meta:generator>
  </office:meta>
</office:document-meta>
</file>